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3">_______________________________________________________________________________</text:span></text:p>
      <text:p text:style-name="Standard"><text:span text:style-name="T3"/></text:p>
      <text:p text:style-name="Standard"><text:span text:style-name="T3">Bubble sort</text:span> is the sorting algorithm which has time complexity of order O(N^2) which proves to be very less eficient way of sorting numbers among five. This is the one taking the maximum time for sorting.</text:p>
      <text:p text:style-name="Standard"/>
      <text:p text:style-name="Standard">________________________________________________________________________________</text:p>
      <text:p text:style-name="Standard"/>
      <text:p text:style-name="Standard"><text:span text:style-name="T3">Selection sort</text:span> has nearly same time complexity as that of Bubble sort of the order O(N^2). But it is slightly more efficient then bubble sort.</text:p>
      <text:p text:style-name="Standard"/>
      <text:p text:style-name="Standard">________________________________________________________________________________</text:p>
      <text:p text:style-name="Standard"/>
      <text:p text:style-name="Standard"><text:span text:style-name="T3">Insertion sort</text:span> is the one which is efficient then Selection sort which also has the time complexity of the order O(N^2), here less number of comparisons take place.It is quite efficient and takes around half the time taken by the above two.</text:p>
      <text:p text:style-name="Standard"/>
      <text:p text:style-name="Standard">________________________________________________________________________________</text:p>
      <text:p text:style-name="Standard"/>
      <text:p text:style-name="Standard"><text:span text:style-name="T3">Quick sort</text:span> is very efficient way of sorting numbers, it has time complexity of order O(NlogN) .This one of efficient way of sorting. An internal function called “qsort()” is also based on the same algorithm and is quite efficient.</text:p>
      <text:p text:style-name="Standard"/>
      <text:p text:style-name="Standard">________________________________________________________________________________</text:p>
      <text:p text:style-name="Standard"/>
      <text:p text:style-name="Standard"><text:span text:style-name="T3">Merge sort</text:span> is also a very efficient way of sorting. It has equal time complexity as of quick sort. It is an application of one of those algorithms which come under the efficient bench mark.</text:p>
      <text:p text:style-name="Standard"/>
      <text:p text:style-name="Standard">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7T17:44:54</meta:creation-date>
    <dc:date>2014-01-27T18:06:33</dc:date>
    <meta:editing-duration>PT4M26S</meta:editing-duration>
    <meta:editing-cycles>1</meta:editing-cycles>
    <meta:document-statistic meta:table-count="0" meta:image-count="0" meta:object-count="0" meta:page-count="1" meta:paragraph-count="11" meta:word-count="183" meta:character-count="1484" meta:non-whitespace-character-count="1312"/>
    <meta:generator>LibreOffice/3.5$Linux_x86 LibreOffice_project/350m1$Build-202</meta:generator>
  </office:meta>
</office:document-meta>
</file>